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0,42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 / s</text:p>
          </table:table-cell>
          <table:table-cell office:value-type="string" calcext:value-type="string">
            <text:p>A / mm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1" calcext:value-type="float">
            <text:p>0,911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7" calcext:value-type="float">
            <text:p>0,867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" calcext:value-type="float">
            <text:p>0,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7" calcext:value-type="float">
            <text:p>0,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7" calcext:value-type="float">
            <text:p>0,867</text:p>
          </table:table-cell>
          <table:table-cell office:value-type="float" office:value="1.7" calcext:value-type="float">
            <text:p>1,7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5:26:03.6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5:10:17.743000000</meta:creation-date>
    <dc:date>2020-03-05T15:40:38.500000000</dc:date>
    <meta:editing-duration>PT9M10S</meta:editing-duration>
    <meta:editing-cycles>4</meta:editing-cycles>
    <meta:generator>LibreOffice/6.4.0.3$Windows_X86_64 LibreOffice_project/b0a288ab3d2d4774cb44b62f04d5d28733ac6df8</meta:generator>
    <meta:print-date>2020-03-05T15:27:43.269000000</meta:print-date>
    <meta:document-statistic meta:table-count="1" meta:cell-count="28" meta:object-count="0"/>
  </office:meta>
</office:document-meta>
</file>